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officeooo:rsid="0012c25b" officeooo:paragraph-rsid="00098354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officeooo:rsid="0012c25b" officeooo:paragraph-rsid="000a2db1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98354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a2db1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rsid="0012c25b" officeooo:paragraph-rsid="00098354"/>
    </style:style>
    <style:style style:name="T1" style:family="text">
      <style:text-properties officeooo:rsid="0013a1ec"/>
    </style:style>
    <style:style style:name="T2" style:family="text">
      <style:text-properties officeooo:rsid="00115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60"/><text:span text:style-name="T1">ASSIGNMENT 02:</text:span></text:p>
      <text:p text:style-name="P3"><text:s text:c="55"/><text:span text:style-name="T1">ASYNCHRONOUS RUST</text:span></text:p>
      <text:p text:style-name="P5">In Rust, the term <text:s/>async means <text:s/>running code concurrently, or having multiple overlapping (in time) computations run on a single thread. Concurrent programming is better suited for when the task spends a lot of time waiting, such as for a response from a server. These tasks are called IO-bound.</text:p>
      <text:p text:style-name="P1">So asynchronous programming lets us run multiple of these IO-bound computations at the same time on a single thread. They can run at the same time because when they’re waiting for a response, they’re just idle, so we can let the computer keep working on something that isn’t waiting. When we reach a point where we need the result of an asynchronous computation.</text:p>
      <text:p text:style-name="P1">To start an asynchronous function, you must either await it or launch a task using an executor Until this happens, all you have is a Future that has not started. </text:p>
      <text:p text:style-name="P4">use async_std::task;</text:p>
      <text:p text:style-name="P4">async fn negate_async(n: i32) -&gt; i32 {</text:p>
      <text:p text:style-name="P4"><text:s text:c="4"/>println!("Negating {}", n);</text:p>
      <text:p text:style-name="P4"><text:s text:c="4"/>task::sleep(std::time::Duration::from_secs(5)).await;</text:p>
      <text:p text:style-name="P4"><text:s text:c="4"/>println!("Finished sleeping for {}!", n);</text:p>
      <text:p text:style-name="P4"><text:s text:c="4"/>n * -1</text:p>
      <text:p text:style-name="P4">}</text:p>
      <text:p text:style-name="P4">async fn f() -&gt; i32 {</text:p>
      <text:p text:style-name="P4"><text:s text:c="4"/>let neg = negate_async(1);</text:p>
      <text:p text:style-name="P4"><text:s text:c="4"/>let neg_task = task::spawn(negate_async(2));</text:p>
      <text:p text:style-name="P4"><text:s text:c="4"/>task::sleep(std::time::Duration::from_secs(1)).await;</text:p>
      <text:p text:style-name="P4"><text:s text:c="5"/>neg.await + neg_task.await</text:p>
      <text:p text:style-name="P2"><text:s text:c="4"/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3:22:00.994358033</meta:creation-date>
    <meta:generator>LibreOffice/6.0.7.3$Linux_X86_64 LibreOffice_project/00m0$Build-3</meta:generator>
    <dc:date>2020-04-24T23:27:11.057987327</dc:date>
    <meta:editing-duration>PT5M10S</meta:editing-duration>
    <meta:editing-cycles>2</meta:editing-cycles>
    <meta:document-statistic meta:table-count="0" meta:image-count="0" meta:object-count="0" meta:page-count="1" meta:paragraph-count="18" meta:word-count="187" meta:character-count="1359" meta:non-whitespace-character-count="1035"/>
  </office:meta>
</office:document-meta>
</file>